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athFormatting.xml" manifest:media-type="text/xml"/>
  <manifest:file-entry manifest:full-path="Basic/Standard/script-lb.xml" manifest:media-type="text/xml"/>
  <manifest:file-entry manifest:full-path="Basic/script-lc.xml" manifest:media-type="text/xml"/>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adornments="Book"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swiss" style:font-pitch="fixed"/>
    <style:font-face style:name="DejaVu Sans Mono for Powerline1" svg:font-family="'DejaVu Sans Mono for Powerline'" style:font-adornments="Book"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adornments="Regular" style:font-charset="x-symbol"/>
    <style:font-face style:name="OpenSymbol1"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1" style:family="table">
      <style:table-properties style:width="7in" table:align="margins"/>
    </style:style>
    <style:style style:name="Table1.A" style:family="table-column">
      <style:table-column-properties style:column-width="3.5in" style:rel-column-width="32767*"/>
    </style:style>
    <style:style style:name="Table1.B" style:family="table-column">
      <style:table-column-properties style:column-width="3.5in" style:rel-column-width="32768*"/>
    </style:style>
    <style:style style:name="Table1.A1" style:family="table-cell">
      <style:table-cell-properties fo:padding="0.0382in" fo:border-left="1.25pt solid #ff0000" fo:border-right="none" fo:border-top="1.25pt solid #ff0000" fo:border-bottom="none"/>
    </style:style>
    <style:style style:name="Table1.B1" style:family="table-cell">
      <style:table-cell-properties fo:padding="0.0382in" fo:border-left="1.25pt solid #ff0000" fo:border-right="1.25pt solid #ff0000" fo:border-top="1.25pt solid #ff0000" fo:border-bottom="none"/>
    </style:style>
    <style:style style:name="Table1.A2" style:family="table-cell">
      <style:table-cell-properties fo:padding="0.0382in" fo:border-left="1.25pt solid #ff0000" fo:border-right="none" fo:border-top="none" fo:border-bottom="1.25pt solid #ff0000"/>
    </style:style>
    <style:style style:name="Table1.B2" style:family="table-cell">
      <style:table-cell-properties fo:padding="0.0382in" fo:border-left="1.25pt solid #ff0000" fo:border-right="1.25pt solid #ff0000" fo:border-top="none" fo:border-bottom="1.25pt solid #ff0000"/>
    </style:style>
    <style:style style:name="P1" style:family="paragraph" style:parent-style-name="List_20_1" style:list-style-name="List_20_1"/>
    <style:style style:name="P2" style:family="paragraph" style:parent-style-name="List_20_1" style:list-style-name="List_20_1">
      <style:text-properties officeooo:rsid="0051872a" officeooo:paragraph-rsid="0051872a"/>
    </style:style>
    <style:style style:name="P3" style:family="paragraph" style:parent-style-name="Standard" style:list-style-name="L1">
      <style:text-properties officeooo:paragraph-rsid="0049b7bc"/>
    </style:style>
    <style:style style:name="P4" style:family="paragraph" style:parent-style-name="Standard" style:list-style-name="L1">
      <style:text-properties style:font-name="DejaVu Sans" fo:font-size="10pt" officeooo:rsid="00557ea0" officeooo:paragraph-rsid="00557ea0"/>
    </style:style>
    <style:style style:name="P5" style:family="paragraph" style:parent-style-name="Standard" style:list-style-name="L1">
      <style:text-properties style:font-name="DejaVu Sans" fo:font-size="10pt" officeooo:rsid="0049b7bc" officeooo:paragraph-rsid="0049b7bc"/>
    </style:style>
    <style:style style:name="T1" style:family="text">
      <style:text-properties style:font-name="DejaVu Sans" fo:font-size="10pt" officeooo:rsid="004e19e9"/>
    </style:style>
    <style:style style:name="T2" style:family="text">
      <style:text-properties officeooo:rsid="004e19e9"/>
    </style:style>
    <style:style style:name="T3" style:family="text">
      <style:text-properties officeooo:rsid="005432d5"/>
    </style:style>
    <style:style style:name="T4" style:family="text">
      <style:text-properties fo:font-weight="bold" style:font-weight-asian="bold" style:font-weight-complex="bold"/>
    </style:style>
    <style:style style:name="T5" style:family="text">
      <style:text-properties officeooo:rsid="005796c6"/>
    </style:style>
    <style:style style:name="T6" style:family="text">
      <style:text-properties officeooo:rsid="00588f95"/>
    </style:style>
    <style:style style:name="T7" style:family="text">
      <style:text-properties officeooo:rsid="00599f74"/>
    </style:style>
    <style:style style:name="T8" style:family="text">
      <style:text-properties officeooo:rsid="005ae2f9"/>
    </style:style>
    <text:list-style style:name="L1">
      <text:list-level-style-bullet text:level="1" text:style-name="Bullet_20_Symbols" loext:num-list-format="%1%." style:num-suffix="." text:bullet-char="•">
        <style:list-level-properties text:min-label-width="0.2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blem"/>
        <text:sequence-decl text:display-outline-level="0" text:name="Problems"/>
      </text:sequence-decls>
      <text:p text:style-name="Title">Development Environment</text:p>
      <text:p text:style-name="Text_20_body">Your manager has asked you to prepare a new computer for a new web developer who will be joining your company. “Eventually, I'll need to write some scripts to do this automatically”, you think to yourself. For now you'll have to do it by hand.</text:p>
      <text:h text:style-name="Heading_20_3" text:outline-level="3">Deliverables</text:h>
      <text:p text:style-name="Text_20_body">These are the things you must produce and turn in for this project:</text:p>
      <text:list xml:id="list3278863166" text:style-name="List_20_1">
        <text:list-item>
          <text:p text:style-name="P1">You must keep <text:span text:style-name="Strong_20_Emphasis">detailed notes</text:span> of how you set up the VM and the commands you use to configure the computer. Keep these notes as a LibreOffice document or a Google Docs document. Use the <text:span text:style-name="T5">a s</text:span>creenshot <text:span text:style-name="T5">t</text:span>ool to include screenshots, where that's appropriate. <text:line-break/><text:span text:style-name="Hint">For a +3 bonus to hit against EAC with WebsKillz, you could keep your notes as a web page on Repl.it</text:span><text:span text:style-name="Hint"><text:span text:style-name="T5"> or Glitch.com</text:span></text:span><text:span text:style-name="Hint">.</text:span> </text:p>
        </text:list-item>
        <text:list-item>
          <text:p text:style-name="P1">You must have your virtual machine checked by your instructor to see if you have configured it correctly<text:span text:style-name="T7">. An automated checking tool can be found at </text:span><text:span text:style-name="Internet_20_link"><text:span text:style-name="T7">https://github.com/jbaldus/</text:span></text:span><text:span text:style-name="Internet_20_link"><text:span text:style-name="T8">score_dev_env</text:span></text:span></text:p>
        </text:list-item>
      </text:list>
      <text:h text:style-name="Heading_20_3" text:outline-level="3">Phase 1: Organization and Preliminaries</text:h>
      <text:p text:style-name="Text_20_body">To complete this task you will be creating a virtual machine. To prepare for this, you should make sure you have a few things in place. Please take a moment now to make sure:</text:p>
      <text:list xml:id="list152128438575945" text:continue-numbering="true" text:style-name="List_20_1">
        <text:list-item>
          <text:p text:style-name="P1"><text:span text:style-name="T5">Know your drives! If you have a drive that is a network file share, you do not want to store your VM data on it</text:span>, because that is not local to your computer.<text:span text:style-name="T5"> Usually it is a safe bet to store your VM data in a folder on your Desktop. </text:span><text:span text:style-name="Hint"><text:span text:style-name="T5">This works for all the different ways our lab computers have ever been set up.</text:span></text:span></text:p>
        </text:list-item>
        <text:list-item>
          <text:p text:style-name="P1">Make sure that the VM you create as part of this lesson is in it's own sub-folder in the Virtual Machines folder.</text:p>
        </text:list-item>
      </text:list>
      <text:p text:style-name="Text_20_body">Good file organization is an important part of being professional.</text:p>
      <text:h text:style-name="Heading_20_3" text:outline-level="3">Requirements</text:h>
      <text:h text:style-name="Heading_20_4" text:outline-level="4">The (Virtual) Machine <text:span text:style-name="Phases">Phase 1</text:span></text:h>
      <text:list xml:id="list152128179196717" text:continue-numbering="true" text:style-name="List_20_1">
        <text:list-item>
          <text:p text:style-name="P1">The machine should utilize 2 CPU cores, </text:p>
        </text:list-item>
        <text:list-item>
          <text:p text:style-name="P1">It should have 3 GB of memory, </text:p>
        </text:list-item>
        <text:list-item>
          <text:p text:style-name="P1">And a <text:span text:style-name="T5">VMDK </text:span>hard drive with a maximum size of 25GB (make sure to select the option to break the hard drive up into chunks less than 2 GBs) </text:p>
        </text:list-item>
      </text:list>
      <text:h text:style-name="Heading_20_4" text:outline-level="4">The Operating System <text:span text:style-name="Phases">Phase 2</text:span></text:h>
      <text:p text:style-name="Text_20_body">You must install a Linux-based operating system. The developer is not too particular about which one of the following you choose. Choose one of the operating systems from the list below to install.</text:p>
      <table:table table:name="Table1" table:style-name="Table1">
        <table:table-column table:style-name="Table1.A"/>
        <table:table-column table:style-name="Table1.B"/>
        <table:table-row table:style-name="TableLine94780692307056">
          <table:table-cell table:style-name="Table1.A1" office:value-type="string">
            <text:h text:style-name="Heading_20_4" text:outline-level="4">Beginner</text:h>
          </table:table-cell>
          <table:table-cell table:style-name="Table1.B1" office:value-type="string">
            <text:h text:style-name="Heading_20_4" text:outline-level="4">Advanced</text:h>
          </table:table-cell>
        </table:table-row>
        <table:table-row table:style-name="TableLine94780689371312">
          <table:table-cell table:style-name="Table1.A2" office:value-type="string">
            <text:list xml:id="list1973841090" text:style-name="L1">
              <text:list-item>
                <text:p text:style-name="P3">Ubuntu 20.04 or Kubuntu 20.04</text:p>
              </text:list-item>
              <text:list-item>
                <text:p text:style-name="P4">KDE Neon</text:p>
              </text:list-item>
              <text:list-item>
                <text:p text:style-name="P3">Pop! OS 20.04</text:p>
              </text:list-item>
            </text:list>
          </table:table-cell>
          <table:table-cell table:style-name="Table1.B2" office:value-type="string">
            <text:list xml:id="list152128228713208" text:continue-numbering="true" text:style-name="L1">
              <text:list-item>
                <text:p text:style-name="P4">Debian 10</text:p>
              </text:list-item>
              <text:list-item>
                <text:p text:style-name="P5">Fedora 33 </text:p>
              </text:list-item>
              <text:list-item>
                <text:p text:style-name="P5">Manjaro KDE Plasma Edition 20.2.1</text:p>
              </text:list-item>
            </text:list>
          </table:table-cell>
        </table:table-row>
      </table:table>
      <text:p text:style-name="Text_20_body">When you install the OS, please <text:span text:style-name="T4">partition</text:span> the hard drive so that the root partition has <text:span text:style-name="T4">20GB</text:span> and the <text:span text:style-name="Code">/home</text:span> partition has <text:span text:style-name="T4">5GB</text:span>. The filesystem for each partition should be <text:span text:style-name="Code">ext4</text:span>.</text:p>
      <text:p text:style-name="Text_20_body">As the administrator, the first user you create (during the installation phase) should have a username of <text:span text:style-name="Code">admi</text:span><text:span text:style-name="Code"><text:span text:style-name="T3">nx</text:span></text:span> with a password of <text:span text:style-name="Code">slotHMammoth7!</text:span></text:p>
      <text:h text:style-name="Heading_20_3" text:outline-level="3"><text:soft-page-break/>The Development Environment</text:h>
      <text:p text:style-name="Text_20_body">The new web developer should have the computer set up this way:</text:p>
      <text:list xml:id="list152128950138335" text:continue-list="list152128179196717" text:style-name="List_20_1">
        <text:list-item>
          <text:p text:style-name="P1">Username: <text:span text:style-name="Code">newguy</text:span> Password: <text:span text:style-name="Code">guy</text:span><text:span text:style-name="Code"><text:span text:style-name="T6">new</text:span></text:span><text:span text:style-name="Code">#5%</text:span> <text:span text:style-name="Phases">Phase 3</text:span> </text:p>
        </text:list-item>
        <text:list-item>
          <text:p text:style-name="P1">The hostname of the computer should be <text:span text:style-name="Code">newguyscomp</text:span> <text:span text:style-name="Phases">Phase 3</text:span> </text:p>
        </text:list-item>
        <text:list-item>
          <text:p text:style-name="P1"><text:span text:style-name="Code">newguy</text:span> should NOT be able to execute privileged commands using <text:span text:style-name="Code">sudo</text:span>, except for the following commands: <text:span text:style-name="Phases">Phase 3</text:span> (You will need to lookup how to modify the <text:span text:style-name="Code">sudoers</text:span> file for this)</text:p>
          <text:list>
            <text:list-item>
              <text:p text:style-name="P1"><text:span text:style-name="Code"><text:span text:style-name="T6">/usr/bin/</text:span></text:span><text:span text:style-name="Code">apt update</text:span></text:p>
            </text:list-item>
            <text:list-item>
              <text:p text:style-name="P1"><text:span text:style-name="Code"><text:span text:style-name="T6">/usr/bin/</text:span></text:span><text:span text:style-name="Code">apt upgrade</text:span></text:p>
            </text:list-item>
            <text:list-item>
              <text:p text:style-name="P1"><text:span text:style-name="Code"><text:span text:style-name="T6">/usr/bin/</text:span></text:span><text:span text:style-name="Code">systemctl </text:span><text:span text:style-name="Code"><text:span text:style-name="T6">re</text:span></text:span><text:span text:style-name="Code">start </text:span><text:span text:style-name="Code"><text:span text:style-name="T6">postgresql</text:span></text:span></text:p>
            </text:list-item>
          </text:list>
        </text:list-item>
        <text:list-item>
          <text:p text:style-name="P1">The following software packages should be installed and available to <text:span text:style-name="Code">newguy</text:span>: <text:span text:style-name="Phases">Phase 4</text:span> </text:p>
          <text:list>
            <text:list-item>
              <text:p text:style-name="P1"><text:span text:style-name="Code">git</text:span> <text:span text:style-name="Phases">Phase 4</text:span> </text:p>
            </text:list-item>
            <text:list-item>
              <text:p text:style-name="P1"><text:span text:style-name="Code">vim</text:span> <text:span text:style-name="Phases">Phase 4</text:span> </text:p>
            </text:list-item>
            <text:list-item>
              <text:p text:style-name="P1">Either <text:span text:style-name="Code">guake</text:span> or <text:span text:style-name="Code">yakuake</text:span>, depending on which desktop environment your chosen Distro is using. <text:span text:style-name="Phases">Phase 4</text:span> </text:p>
            </text:list-item>
            <text:list-item>
              <text:p text:style-name="P1">The Visual Studio Code text editor <text:span text:style-name="Phases">Phase 4</text:span> </text:p>
            </text:list-item>
            <text:list-item>
              <text:p text:style-name="P1">The latest version of Nodejs <text:span text:style-name="Phases">Phase 4</text:span> </text:p>
            </text:list-item>
            <text:list-item>
              <text:p text:style-name="P1">The Postgresql database <text:span text:style-name="Phases">Phase 4</text:span> </text:p>
            </text:list-item>
            <text:list-item>
              <text:p text:style-name="P2"><text:span text:style-name="Code">bpython</text:span> Python REPL <text:span text:style-name="Phases">Phase 4</text:span> </text:p>
            </text:list-item>
            <text:list-item>
              <text:p text:style-name="P1">The anti-virus software ClamAV <text:span text:style-name="Phases">Phase 4</text:span> </text:p>
            </text:list-item>
          </text:list>
        </text:list-item>
        <text:list-item>
          <text:p text:style-name="P1">All software packages should be up to date. <text:span text:style-name="Phases">Phase 5</text:span> </text:p>
        </text:list-item>
        <text:list-item>
          <text:p text:style-name="P1">Configure the software in the following way: <text:span text:style-name="Phases">Phase 6</text:span> </text:p>
          <text:list>
            <text:list-item>
              <text:p text:style-name="P1">The Postgresql database <text:span text:style-name="Phases">Phase 6</text:span> </text:p>
              <text:list>
                <text:list-item>
                  <text:p text:style-name="P1">You should also create a database user named <text:span text:style-name="Code">newguydb</text:span> and configure the database password for this user to be <text:span text:style-name="Code">postgresRulez!</text:span> </text:p>
                </text:list-item>
                <text:list-item>
                  <text:p text:style-name="P1">Next, create the database <text:span text:style-name="Code">widget_test</text:span> and set <text:span text:style-name="Code">newguydb</text:span> to be the owner of that database.</text:p>
                </text:list-item>
                <text:list-item>
                  <text:p text:style-name="P1"><text:span text:style-name="Hint">(Hint: the cli command to interact with Postgresql is </text:span><text:span text:style-name="Code">psql</text:span><text:span text:style-name="Hint">. To exit </text:span><text:span text:style-name="Code">psql</text:span><text:span text:style-name="Hint"> enter </text:span><text:span text:style-name="Code"><text:span text:style-name="T3">\</text:span></text:span><text:span text:style-name="Code">q</text:span><text:span text:style-name="Hint"> as a command.)</text:span></text:p>
                </text:list-item>
              </text:list>
            </text:list-item>
          </text:list>
        </text:list-item>
        <text:list-item>
          <text:p text:style-name="P1">Create a cron job to run ClamAV every day to scan the <text:span text:style-name="Code">/home</text:span> directory <text:span text:style-name="Phases">Phase 6</text:span> </text:p>
        </text:list-item>
      </text:list>
      <text:h text:style-name="Heading_20_3" text:outline-level="3">Learning</text:h>
      <text:p text:style-name="Text_20_body">There are <text:span text:style-name="T1">three</text:span> aspects of IT that we are targeting with this assignment. One target is building knowledge of how Linux systems work, which you will gain as you complete each phase and write your notes about them. </text:p>
      <text:p text:style-name="Text_20_body">The second learning target that we are focusing on here is the skill of searching thoughtfully on the internet. One part of your notes should talk about how you managed the search. What search terms were fruitful? <text:span text:style-name="T2">H</text:span>ow did you refine your search<text:span text:style-name="T2">es</text:span> when it initially came up short.</text:p>
      <text:p text:style-name="Text_20_body">The final learning target we are exercising here is the practice of keeping good documentation. Your notes should walk a reader through the whole process with enough detail that they could follow along and end up with a system like yours. <text:span text:style-name="T6">They should explain enough context so that they make sense, </text:span><text:span text:style-name="Strong_20_Emphasis"><text:span text:style-name="T6">assuming that your reader doesn't have access to this document</text:span></text:span><text:span text:style-name="T6">. </text:span>It should also detail everything you tried, even if the thing didn’t wor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adornments="Book" style:font-family-generic="swiss" style:font-pitch="variable"/>
    <style:font-face style:name="DejaVu Sans Mono" svg:font-family="'DejaVu Sans Mono'" style:font-adornments="Bold" style:font-family-generic="modern" style:font-pitch="fixed"/>
    <style:font-face style:name="DejaVu Sans Mono for Powerline" svg:font-family="'DejaVu Sans Mono for Powerline'" style:font-adornments="Book" style:font-family-generic="swiss" style:font-pitch="fixed"/>
    <style:font-face style:name="DejaVu Sans Mono for Powerline1" svg:font-family="'DejaVu Sans Mono for Powerline'" style:font-adornments="Book" style:font-family-generic="modern" style:font-pitch="fixed"/>
    <style:font-face style:name="DejaVu Sans Mono1" svg:font-family="'DejaVu Sans Mono'" style:font-adornments="Book" style:font-family-generic="modern" style:font-pitch="fixed"/>
    <style:font-face style:name="DejaVu Sans1" svg:font-family="'DejaVu Sans'" style:font-adornments="Bold"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OpenSymbol" svg:font-family="OpenSymbol" style:font-adornments="Regular" style:font-charset="x-symbol"/>
    <style:font-face style:name="OpenSymbol1"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0pt"/>
    </style:style>
    <style:style style:name="Text_20_body" style:display-name="Text body" style:family="paragraph" style:parent-style-name="Standard" style:class="text">
      <style:paragraph-properties fo:margin-left="0in" fo:margin-right="0in" fo:margin-top="0.0598in" fo:margin-bottom="0.0598in" style:contextual-spacing="false" fo:text-indent="0in" style:auto-text-indent="false"/>
    </style:style>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ext-properties fo:color="#dc2300" loext:opacity="100%" style:font-name="DejaVu Sans" fo:font-family="'DejaVu Sans'" style:font-style-name="Book"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margin-top="0in" fo:margin-bottom="0in" style:contextual-spacing="false"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5in" style:leader-style="solid" style:leader-text="_"/>
          <style:tab-stop style:position="7in" style:type="right" style:leader-style="solid" style:leader-text="_"/>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Instructions" style:class="chapter">
      <style:paragraph-properties fo:margin-top="0in" fo:margin-bottom="0.15in" style:contextual-spacing="false" fo:text-align="center" style:justify-single-word="false"/>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ceptDirections" style:family="paragraph" style:next-style-name="ProblemText" style:master-page-name="">
      <style:paragraph-properties fo:margin-left="0.4in" fo:margin-right="0in" fo:margin-top="0.15in" fo:margin-bottom="0.0799in" style:contextual-spacing="false" fo:keep-together="always" fo:text-indent="-0.4in" style:auto-text-indent="false" style:page-number="auto" fo:padding="0in" fo:border-left="none" fo:border-right="none" fo:border-top="0.99pt solid #000000" fo:border-bottom="none" style:shadow="none" fo:keep-with-next="always">
        <style:tab-stops/>
      </style:paragraph-properties>
      <style:text-properties style:font-name="DejaVu Sans1" fo:font-family="'DejaVu Sans'" style:font-style-name="Bold" style:font-family-generic="swiss" style:font-pitch="variable" fo:font-size="10pt" fo:font-weight="bold"/>
    </style:style>
    <style:style style:name="Instructions" style:family="paragraph" style:parent-style-name="Standard" style:next-style-name="ProblemText">
      <style:text-properties fo:font-weight="bold"/>
    </style:style>
    <style:style style:name="ProblemText" style:family="paragraph" style:parent-style-name="Standard" style:master-page-name="">
      <style:paragraph-properties fo:margin-left="0.4in" fo:margin-right="0in" fo:margin-top="0in" fo:margin-bottom="0in" style:contextual-spacing="false" fo:keep-together="always" fo:text-indent="-0.4in" style:auto-text-indent="false" style:page-number="auto">
        <style:tab-stops/>
      </style:paragraph-properties>
    </style:style>
    <style:style style:name="Frame_20_contents" style:display-name="Frame contents" style:family="paragraph" style:parent-style-name="Text_20_body" style:class="extra" style:master-page-name="">
      <style:paragraph-properties fo:margin-top="0in" fo:margin-bottom="0in" style:contextual-spacing="false" style:page-number="auto"/>
    </style:style>
    <style:style style:name="Heading_20_3" style:display-name="Heading 3" style:family="paragraph" style:parent-style-name="Heading" style:next-style-name="Text_20_body" style:default-outline-level="3" style:class="text">
      <style:paragraph-properties fo:margin-left="0in" fo:margin-right="0in" fo:margin-top="0.1598in" fo:margin-bottom="0.0799in" style:contextual-spacing="false" fo:text-indent="0in" style:auto-text-indent="false" fo:padding-left="0in" fo:padding-right="0in" fo:padding-top="0.0799in" fo:padding-bottom="0.0799in" fo:border-left="none" fo:border-right="none" fo:border-top="1.25pt solid #dc2300" fo:border-bottom="1.25pt solid #dc23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5in" fo:margin-bottom="0.0201in" style:contextual-spacing="false" style:page-number="auto"/>
      <style:text-properties fo:font-size="70%" fo:font-style="normal" fo:font-weight="normal" style:font-size-asian="85%" style:font-style-asian="italic" style:font-weight-asian="bold" style:font-size-complex="85%" style:font-style-complex="italic" style:font-weight-complex="bold"/>
    </style:style>
    <style:style style:name="SubProblemText" style:family="paragraph" style:parent-style-name="ProblemText" style:master-page-name="">
      <style:paragraph-properties fo:margin-left="0.8in" fo:margin-right="0in" fo:text-indent="-0.4in" style:auto-text-indent="false" style:page-number="auto" fo:keep-with-next="always">
        <style:tab-stops/>
      </style:paragraph-properties>
    </style:style>
    <style:style style:name="SubProblemText-Last" style:family="paragraph" style:parent-style-name="SubProblemText" style:next-style-name="ProblemText" style:master-page-name="">
      <style:paragraph-properties fo:margin-top="0in" fo:margin-bottom="0.2in" style:contextual-spacing="false" style:page-number="auto">
        <style:tab-stops/>
      </style:paragraph-properties>
    </style:style>
    <style:style style:name="Code" style:family="paragraph" style:parent-style-name="Text_20_body" style:master-page-name="">
      <loext:graphic-properties draw:fill="solid" draw:fill-color="#fff5ce"/>
      <style:paragraph-properties fo:margin-left="0.3in" fo:margin-right="0.3in" fo:margin-top="0.0402in" fo:margin-bottom="0.0402in" style:contextual-spacing="false" fo:keep-together="always" fo:text-indent="0in" style:auto-text-indent="false" style:page-number="auto" fo:background-color="#fff5ce" fo:keep-with-next="always"/>
      <style:text-properties style:font-name="DejaVu Sans Mono for Powerline" fo:font-family="'DejaVu Sans Mono for Powerline'" style:font-style-name="Book" style:font-family-generic="swiss" style:font-pitch="fixed" fo:background-color="#ffcc99"/>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style="italic" fo:font-weight="normal"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List_20_1" style:display-name="List 1" style:family="paragraph" style:parent-style-name="List" style:list-style-name="List_20_1" style:class="list">
      <style:paragraph-properties fo:margin-left="0.25in" fo:margin-right="0in" fo:margin-top="0in" fo:margin-bottom="0.0598in" style:contextual-spacing="false" fo:text-indent="-0.25in" style:auto-text-indent="false">
        <style:tab-stops/>
      </style:paragraph-properties>
    </style:style>
    <style:style style:name="Text" style:family="paragraph" style:parent-style-name="Caption" style:class="extra"/>
    <style:style style:name="Definition" style:family="text"/>
    <style:style style:name="ProblemNumber" style:family="text">
      <style:text-properties style:font-name="DejaVu Sans1" fo:font-family="'DejaVu Sans'" style:font-style-name="Bold" style:font-family-generic="swiss" style:font-pitch="variable" fo:font-size="10pt" fo:font-weight="bold" fo:background-color="transparent"/>
    </style:style>
    <style:style style:name="Code" style:family="text">
      <style:text-properties style:font-name="DejaVu Sans Mono for Powerline1" fo:font-family="'DejaVu Sans Mono for Powerline'" style:font-style-name="Book" style:font-family-generic="modern" style:font-pitch="fixed" fo:font-size="10pt" fo:background-color="#ffcc99"/>
    </style:style>
    <style:style style:name="AnswerNumber" style:family="text" style:parent-style-name="ProblemNumber">
      <style:text-properties style:font-name="DejaVu Sans Mono" fo:font-family="'DejaVu Sans Mono'" style:font-style-name="Bold" style:font-family-generic="modern" style:font-pitch="fixed" fo:font-weight="normal" loext:padding="0.0598in" loext:border="0.06pt solid #000000"/>
    </style:style>
    <style:style style:name="Bullet_20_Symbols" style:display-name="Bullet Symbols" style:family="text">
      <style:text-properties fo:color="#dc2300" loext:opacity="100%"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font-name="DejaVu Sans Mono1" fo:font-family="'DejaVu Sans Mono'" style:font-style-name="Book" style:font-family-generic="modern" style:font-pitch="fixed" fo:language="zxx" fo:country="none" style:text-underline-style="none" fo:background-color="#ffffcc" style:language-asian="zxx" style:country-asian="none" style:language-complex="zxx" style:country-complex="none" loext:padding="0in" loext:border="none"/>
    </style:style>
    <style:style style:name="Numbering_20_Symbols" style:display-name="Numbering Symbols" style:family="text"/>
    <style:style style:name="Phases" style:family="text">
      <style:text-properties fo:color="#ffffff" loext:opacity="100%" fo:font-size="50%" fo:font-weight="bold" fo:background-color="#666666" loext:padding-left="0.0299in" loext:padding-right="0.0299in" loext:padding-top="0.0098in" loext:padding-bottom="0.0098in" loext:border="0.06pt solid #666666"/>
    </style:style>
    <style:style style:name="Strong_20_Emphasis" style:display-name="Strong Emphasis" style:family="text">
      <style:text-properties fo:font-weight="bold" style:font-weight-asian="bold" style:font-weight-complex="bold"/>
    </style:style>
    <style:style style:name="Hint" style:family="text">
      <style:text-properties fo:font-style="italic" fo:background-color="#e6e6ff"/>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99ccff"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meta:creation-date>2018-11-29T23:41:56.969637519</meta:creation-date>
    <dc:language>en-US</dc:language>
    <meta:editing-cycles>22</meta:editing-cycles>
    <meta:editing-duration>PT3H31M52S</meta:editing-duration>
    <meta:initial-creator>Jason Baldus</meta:initial-creator>
    <dc:date>2022-01-20T15:21:27.563667380</dc:date>
    <dc:creator>Jason Baldus</dc:creator>
    <meta:document-statistic meta:table-count="1" meta:image-count="0" meta:object-count="0" meta:page-count="2" meta:paragraph-count="56" meta:word-count="878" meta:character-count="4853" meta:non-whitespace-character-count="4043"/>
    <meta:user-defined meta:name="Info 1"/>
    <meta:user-defined meta:name="Info 2"/>
    <meta:user-defined meta:name="Info 3"/>
    <meta:user-defined meta:name="Info 4"/>
    <meta:template xlink:type="simple" xlink:actuate="onRequest" xlink:title="Worksheet Template" xlink:href="../../../../Forms/Templates/Worksheet%20Template.ott" meta:date="2018-11-29T23:41:55.842575749"/>
  </office:meta>
</office:document-meta>
</file>

<file path=Basic/Standard/MathFormatting.xml><?xml version="1.0" encoding="utf-8"?>
<!DOCTYPE module  PUBLIC '-//OpenOffice.org//DTD OfficeDocument 1.0//EN'  'module.dtd'>
<script:module xmlns:script="http://openoffice.org/2000/script" script:name="MathFormatting" script:language="StarBasic">REM  *****  BASIC  *****

Sub Main

  Dim oDoc as Object
  Dim oSearchDesc as Object
  Dim oDisp as Object
  Dim Found as Object
  
  set oDoc = ThisComponent
  set oSearchDesc = oDoc.createSearchDescriptor
  set oDisp = createUnoService("com.sun.star.frame.DispatchHelper")
  
  oSearchDesc.searchString = "\$\$[^\$]*\$\$"
  oSearchDesc.SearchRegularExpression = true
  
  set Found = oDoc.findFirst(oSearchDesc)
  Do While not isnull(Found)
    Found.String = Mid(Found.String, 3, Len(Found.String)-4)
    oDoc.CurrentController.Select(Found)
    oDisp.executeDispatch(oDoc.CurrentController.Frame, ".uno:InsertObjectStarMath", "_self", 0, Array())
    set Found = oDoc.findNext(Found.End, oSearchDesc)
  Loop
End Sub

Sub InsertNewProblemNumber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1"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InsertProblemNumberReference
' Referenced from Listing 5.54 on p. 88 of Pitonyak's Macro Document
	Dim oField             ' This is the SetExpression field that is inserted
	Dim oMasterField       ' The master field for the SetExpression field
	Dim sMasterFieldName$  ' This is the name of the master field
	Dim oDoc               ' The document that will contain the field
	Dim oText              ' The documents text object
	Dim oViewCursor        ' The current Position of the ViewCursor
	Dim cSeparator         ' The character after the problem number
	
	cSeparator = "."
	
	oDoc = ThisComponent
	
	REM The text field must be created by the document that will contain it.
	oField = oDoc.createInstance("com.sun.star.text.TextField.SetExpression")
	
	REM Set the expression
	oField.Content = "Problem"
	
	REM Set the Numbering Style
	oField.NumberingType = com.sun.star.style.NumberingType.ARABIC
	
	REM Wow, now that is a long name. All master fields are named this way.
	REM Use the name to get the master field that is assumed to exist.
	sMasterFieldName = "com.sun.star.text.FieldMaster.SetExpression.Problem"
	oMasterField = oDoc.getTextFieldMasters().getByName(sMasterFieldName)
	
	REM Attach the text field to its master.
	oField.attachTextFieldMaster(oMasterField)
	
	'''Set the style of the field
	'oField.CharStyleName = "ProblemNumber"
	
	REM Finally, insert the field at the current position
	oViewCursor = oDoc.getCurrentController().getViewCursor()
	oText = oViewCursor.getText()
	oText.insertTextContent(oViewCursor, oField, TRUE)
	'oViewCursor = oDoc.getCurrentController().getViewCursor()
	'oText = oViewCursor.getText()
	oText.insertString(oViewCursor, cSeparator &amp; CHR$(9), FALSE)
	
	'Set the character style of the number and separator to "ProblemNumber"
	oTextCursor = oViewCursor.getText().createTextCursorByRange(oViewCursor)
	oTextCursor.goLeft(1, FALSE)
	oTextCursor.goLeft(2, TRUE)
	oTextCursor.CharStyleName = "ProblemNumber"
End Sub

sub TwoColSection
rem ----------------------------------------------------------------------
rem define variables
dim document   as object
dim dispatcher as object
rem ----------------------------------------------------------------------
rem get access to the document
document   = ThisComponent.CurrentController.Frame
dispatcher = createUnoService("com.sun.star.frame.DispatchHelper")

rem ----------------------------------------------------------------------
dim args1(7) as new com.sun.star.beans.PropertyValue
args1(0).Name = "Columns"
args1(0).Value = 2
args1(1).Name = "RegionName"
args1(1).Value = "Section1"
args1(2).Name = "RegionCondition"
args1(2).Value = ""
args1(3).Name = "RegionHidden"
args1(3).Value = false
args1(4).Name = "RegionProtect"
args1(4).Value = false
args1(5).Name = "LinkName"
args1(5).Value = ""
args1(6).Name = "FilterName"
args1(6).Value = ""
args1(7).Name = "SubRegion"
args1(7).Value = ""

dispatcher.executeDispatch(document, ".uno:InsertSection", "", 0, args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thFormatting"/>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